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ParsingUtils.getDOM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mlParsingUtils.getPar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mlParsingUtils.HtmlParsing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ParsingUtils.createUrlFromAnchor( String parsedUrlString , URL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mlParsingUtils.printNode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mlParsingUtils.createFormUrlConfig( Node tempNode , URL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ParsingUtils.getAttributeValue( NamedNodeMap att , String at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ParsingUtils.createURLFromForm( Node doc , URL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ParsingUtils.isEqualOrMatches( String arg , String p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singUtils.isArgumentMatched( Argument arg , Argument patternAr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ParsingUtils.isEqualOrMatchesCaseBlind( String arg , String pat , Perl5Matcher matcher , PatternCacheLRU 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ParsingUtils.createEmpty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singUtils.isAnchorMatched( HTTPSamplerBase newLink , HTTPSamplerBase config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HtmlParsingUtils.recurseForm( Node tempNode , LinkedList urlConfigs , URL context , String selectName , boolean inForm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">
            <text:p text:style-name="Table_20_Contents">3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HtmlParsingUtils.extractStyleURLs( final URL baseUrl , final URLCollection urls , String styleTag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mlParsingUtils.isEqualOrMatches( String arg , String pat , Perl5Matcher matcher , PatternCacheLRU 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ParsingUtils.isEqualOrMatchesCaseBlind( String arg , String p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